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draw:marker-start-width="0.275cm" draw:marker-end-width="0.275cm" draw:fill-color="#c0c0c0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635cm" draw:marker-start-width="1.151cm" draw:marker-end="Arrow" draw:marker-end-width="1.251cm" draw:fill="none" draw:textarea-vertical-align="middle" fo:padding-top="0.441cm" fo:padding-bottom="0.441cm" fo:padding-left="0.566cm" fo:padding-right="0.5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827cm" svg:y1="5.318cm" svg:x2="13.827cm" svg:y2="9.001cm">
          <text:p/>
        </draw:line>
        <draw:custom-shape draw:style-name="gr2" draw:text-style-name="P1" draw:layer="layout" svg:width="5.588cm" svg:height="2.032cm" svg:x="1.235cm" svg:y="6.971cm">
          <text:p text:style-name="P1">Combined Prof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88cm" svg:height="2.286cm" svg:x="1.381cm" svg:y="2.074cm">
          <text:p text:style-name="P1">Program A</text:p>
          <text:p text:style-name="P1">(source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48cm" svg:y1="4.36cm" svg:x2="4.102cm" svg:y2="7.027cm">
          <text:p/>
        </draw:line>
        <draw:line draw:style-name="gr1" draw:text-style-name="P1" draw:layer="layout" svg:x1="13.954cm" svg:y1="11.033cm" svg:x2="13.954cm" svg:y2="14.081cm">
          <text:p/>
        </draw:line>
        <draw:custom-shape draw:style-name="gr2" draw:text-style-name="P1" draw:layer="layout" svg:width="4.699cm" svg:height="2.032cm" svg:x="11.584cm" svg:y="9.001cm">
          <text:p text:style-name="P1">CP</text:p>
          <text:p text:style-name="P1">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2.413cm" svg:x="1.87cm" svg:y="11.391cm">
          <text:p text:style-name="P1">Profile of</text:p>
          <text:p text:style-name="P1">Program A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02cm" svg:y1="8.959cm" svg:x2="4.102cm" svg:y2="11.345cm">
          <text:p/>
        </draw:line>
        <draw:custom-shape draw:style-name="gr3" draw:text-style-name="P1" draw:layer="layout" svg:width="4.953cm" svg:height="2.159cm" svg:x="11.511cm" svg:y="14.081cm">
          <text:p text:style-name="P1">Program A</text:p>
          <text:p text:style-name="P1">(executable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413cm" svg:x="1.843cm" svg:y="22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413cm" svg:x="2.042cm" svg:y="22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2.413cm" svg:x="2.242cm" svg:y="23.086cm">
          <text:p text:style-name="P1">Program A</text:p>
          <text:p text:style-name="P1">Training Input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1.905cm" svg:x="9.255cm" svg:y="19.288cm">
          <text:p text:style-name="P1">Profiling ru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35cm" svg:height="12.827cm" svg:x="1cm" svg:y="1.5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35cm" svg:y1="7.873cm" svg:x2="10.271cm" svg:y2="7.873cm">
          <text:p/>
        </draw:line>
        <draw:custom-shape draw:style-name="gr3" draw:text-style-name="P1" draw:layer="layout" svg:width="5.588cm" svg:height="2.286cm" svg:x="11.055cm" svg:y="2.948cm">
          <text:p text:style-name="P1">Program A</text:p>
          <text:p text:style-name="P1">(source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2.413cm" svg:x="15.233cm" svg:y="22.613cm">
          <text:p text:style-name="P1">Profile of</text:p>
          <text:p text:style-name="P1">Program A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3.94cm" svg:y1="16.26cm" svg:x2="11.732cm" svg:y2="19.288cm" draw:end-shape="id1" draw:end-glue-point="4" svg:d="m13940 16260v1251h-2208v1777">
          <text:p/>
        </draw:connector>
        <draw:connector draw:style-name="gr1" draw:text-style-name="P1" draw:layer="layout" svg:x1="6.715cm" svg:y1="24.261cm" svg:x2="9.255cm" svg:y2="20.241cm" draw:end-shape="id1" draw:end-glue-point="6" svg:d="m6715 24261h1007v-4020h1533">
          <text:p/>
        </draw:connector>
        <draw:connector draw:style-name="gr1" draw:text-style-name="P1" draw:layer="layout" draw:line-skew="-1.456cm" svg:x1="11.795cm" svg:y1="21.213cm" svg:x2="15.233cm" svg:y2="23.819cm" draw:end-shape="id2" draw:end-glue-point="3" svg:d="m11795 21213v0 2606h3438">
          <text:p/>
        </draw:connector>
        <draw:line draw:style-name="gr1" draw:text-style-name="P1" draw:layer="layout" svg:x1="16.621cm" svg:y1="4.048cm" svg:x2="19.288cm" svg:y2="4.048cm">
          <text:p/>
        </draw:line>
        <draw:line draw:style-name="gr1" draw:text-style-name="P1" draw:layer="layout" svg:x1="17.764cm" svg:y1="22.59cm" svg:x2="19.542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Rocha</meta:initial-creator>
    <meta:creation-date>2013-02-14T16:16:24</meta:creation-date>
    <dc:date>2013-02-15T16:22:42</dc:date>
    <dc:creator>Ricardo Rocha</dc:creator>
    <meta:editing-duration>PT5M46S</meta:editing-duration>
    <meta:editing-cycles>3</meta:editing-cycles>
    <meta:generator>LibreOffice/3.5$Linux_X86_64 LibreOffice_project/350m1$Build-2</meta:generator>
    <meta:document-statistic meta:object-count="22"/>
  </office:meta>
</office:document-meta>
</file>